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, serif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8854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5604in"/>
    </style:style>
    <style:style style:name="Table2.C" style:family="table-column">
      <style:table-column-properties style:column-width="0.691in"/>
    </style:style>
    <style:style style:name="Table2.D" style:family="table-column">
      <style:table-column-properties style:column-width="0.6201in"/>
    </style:style>
    <style:style style:name="Table2.E" style:family="table-column">
      <style:table-column-properties style:column-width="0.6264in"/>
    </style:style>
    <style:style style:name="Table2.F" style:family="table-column">
      <style:table-column-properties style:column-width="0.5021in"/>
    </style:style>
    <style:style style:name="Table2.G" style:family="table-column">
      <style:table-column-properties style:column-width="0.6257in"/>
    </style:style>
    <style:style style:name="Table2.I" style:family="table-column">
      <style:table-column-properties style:column-width="0.9986in"/>
    </style:style>
    <style:style style:name="Table2.J" style:family="table-column">
      <style:table-column-properties style:column-width="1.3222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8854in" table:align="left"/>
    </style:style>
    <style:style style:name="Table1.A" style:family="table-column">
      <style:table-column-properties style:column-width="1.6243in"/>
    </style:style>
    <style:style style:name="Table1.B" style:family="table-column">
      <style:table-column-properties style:column-width="1.5632in"/>
    </style:style>
    <style:style style:name="Table1.C" style:family="table-column">
      <style:table-column-properties style:column-width="1.1875in"/>
    </style:style>
    <style:style style:name="Table1.E" style:family="table-column">
      <style:table-column-properties style:column-width="1.4972in"/>
    </style:style>
    <style:style style:name="Table1.F" style:family="table-column">
      <style:table-column-properties style:column-width="0.8257in"/>
    </style:style>
    <style:style style:name="Table1.A1" style:family="table-cell">
      <style:table-cell-properties fo:padding="0.0382in" fo:border="none"/>
    </style:style>
    <style:style style:name="Table1.E2" style:family="table-cell">
      <style:table-cell-properties style:vertical-align="bottom" fo:padding="0.0382in" fo:border="none"/>
    </style:style>
    <style:style style:name="Table1.E3" style:family="table-cell">
      <style:table-cell-properties fo:padding="0.0382in" fo:border-left="0.05pt solid #000000" fo:border-right="none" fo:border-top="0.05pt solid #000000" fo:border-bottom="none"/>
    </style:style>
    <style:style style:name="Table1.F3" style:family="table-cell">
      <style:table-cell-properties fo:padding="0.0382in" fo:border-left="none" fo:border-right="0.05pt solid #000000" fo:border-top="0.05pt solid #000000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padding="0.0382in" fo:border-left="none" fo:border-right="0.05pt solid #000000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2d5317" officeooo:paragraph-rsid="00300f3e"/>
    </style:style>
    <style:style style:name="P2" style:family="paragraph" style:parent-style-name="Standard">
      <style:paragraph-properties fo:text-align="start" style:justify-single-word="false"/>
      <style:text-properties officeooo:rsid="002d5317" officeooo:paragraph-rsid="0033b61a"/>
    </style:style>
    <style:style style:name="P3" style:family="paragraph" style:parent-style-name="Standard">
      <style:text-properties officeooo:paragraph-rsid="0033c126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2a3ec3" style:font-size-asian="8pt" style:font-size-complex="8pt"/>
    </style:style>
    <style:style style:name="P6" style:family="paragraph" style:parent-style-name="Table_20_Contents">
      <style:text-properties fo:font-size="8pt" officeooo:rsid="00538c0c" officeooo:paragraph-rsid="00682701" style:font-size-asian="8pt" style:font-size-complex="8pt"/>
    </style:style>
    <style:style style:name="P7" style:family="paragraph" style:parent-style-name="Table_20_Contents">
      <style:text-properties fo:font-size="8pt" officeooo:paragraph-rsid="005c0e3f" style:font-size-asian="8pt" style:font-size-complex="8pt"/>
    </style:style>
    <style:style style:name="P8" style:family="paragraph" style:parent-style-name="Table_20_Contents">
      <style:text-properties fo:font-size="8pt" officeooo:paragraph-rsid="0066320a" style:font-size-asian="8pt" style:font-size-complex="8pt"/>
    </style:style>
    <style:style style:name="P9" style:family="paragraph" style:parent-style-name="Table_20_Contents">
      <style:text-properties fo:font-size="8pt" officeooo:rsid="005cc25b" officeooo:paragraph-rsid="00682701" style:font-size-asian="8pt" style:font-size-complex="8pt"/>
    </style:style>
    <style:style style:name="P10" style:family="paragraph" style:parent-style-name="Table_20_Contents">
      <style:text-properties fo:font-size="8pt" officeooo:paragraph-rsid="00682701" style:font-size-asian="8pt" style:font-size-complex="8pt"/>
    </style:style>
    <style:style style:name="P11" style:family="paragraph" style:parent-style-name="Table_20_Contents">
      <style:text-properties fo:font-size="6pt" style:font-size-asian="6pt" style:font-size-complex="6pt"/>
    </style:style>
    <style:style style:name="P12" style:family="paragraph" style:parent-style-name="Table_20_Contents">
      <style:text-properties fo:font-size="7pt" officeooo:paragraph-rsid="00618ef1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GF Zemen Unicode" fo:font-size="8pt" officeooo:rsid="0019b5b7" officeooo:paragraph-rsid="0019b5b7" style:font-size-asian="8pt" style:font-name-complex="GF Zemen Unicode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19b5b7" style:font-size-asian="6pt" style:font-weight-asian="normal" style:font-name-complex="GF Zemen Unicode" style:font-size-complex="6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618ef1" officeooo:paragraph-rsid="00618ef1" style:font-size-asian="6pt" style:font-weight-asian="normal" style:font-name-complex="GF Zemen Unicode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618ef1" officeooo:paragraph-rsid="0019b5b7" style:font-size-asian="6pt" style:font-weight-asian="normal" style:font-name-complex="GF Zemen Unicode" style:font-size-complex="6pt" style:font-weight-complex="normal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2d5317" officeooo:paragraph-rsid="00300f3e"/>
    </style:style>
    <style:style style:name="P19" style:family="paragraph" style:parent-style-name="Table_20_Contents">
      <style:paragraph-properties fo:background-color="#e6e6e6">
        <style:background-image/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 style:master-page-name="">
      <style:paragraph-properties fo:text-align="center" style:justify-single-word="false" style:page-number="auto"/>
      <style:text-properties fo:font-size="8pt" officeooo:rsid="002d5317" officeooo:paragraph-rsid="0033b61a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fo:font-size="6pt" style:text-underline-style="solid" style:text-underline-width="auto" style:text-underline-color="font-color" fo:font-weight="bold" officeooo:paragraph-rsid="008609e7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8299f3" style:font-size-asian="6pt" style:font-weight-asian="normal" style:font-name-complex="GF Zemen Unicode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84a048" style:font-size-asian="6pt" style:font-weight-asian="normal" style:font-name-complex="GF Zemen Unicode" style:font-size-complex="6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22ea0c" officeooo:paragraph-rsid="00854807" style:font-size-asian="6pt" style:font-weight-asian="normal" style:font-name-complex="GF Zemen Unicode" style:font-size-complex="6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e9554" officeooo:paragraph-rsid="00854807" style:font-size-asian="6pt" style:font-weight-asian="normal" style:font-name-complex="GF Zemen Unicode" style:font-size-complex="6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GF Zemen Unicode" fo:font-size="6pt" officeooo:rsid="0019b5b7" officeooo:paragraph-rsid="0083c67e" style:font-size-asian="6pt" style:font-name-complex="GF Zemen Unicode" style:font-size-complex="6pt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6pt" officeooo:rsid="003d95b6" officeooo:paragraph-rsid="0083c67e" style:font-size-asian="6pt" style:font-name-complex="GF Zemen Unicode" style:font-size-complex="6pt"/>
    </style:style>
    <style:style style:name="P28" style:family="paragraph" style:parent-style-name="Table_20_Contents">
      <style:paragraph-properties fo:text-align="end" style:justify-single-word="false"/>
      <style:text-properties style:font-name="GF Zemen Unicode" fo:font-size="6pt" style:text-underline-style="solid" style:text-underline-width="auto" style:text-underline-color="font-color" fo:font-weight="normal" officeooo:rsid="001d1534" officeooo:paragraph-rsid="00854807" style:font-size-asian="6pt" style:font-weight-asian="normal" style:font-name-complex="GF Zemen Unicode" style:font-size-complex="6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GF Zemen Unicode" fo:font-size="5pt" fo:font-weight="normal" officeooo:rsid="00833cc7" officeooo:paragraph-rsid="008299f3" style:font-size-asian="5pt" style:font-weight-asian="normal" style:font-name-complex="GF Zemen Unicode" style:font-size-complex="5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GF Zemen Unicode" fo:font-size="8pt" officeooo:rsid="0019b5b7" officeooo:paragraph-rsid="0083c67e" style:font-size-asian="8pt" style:font-name-complex="GF Zemen Unicode" style:font-size-complex="8pt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P32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officeooo:rsid="0019b5b7"/>
    </style:style>
    <style:style style:name="T2" style:family="text">
      <style:text-properties officeooo:rsid="002a3ec3"/>
    </style:style>
    <style:style style:name="T3" style:family="text">
      <style:text-properties officeooo:rsid="00471d5b"/>
    </style:style>
    <style:style style:name="T4" style:family="text">
      <style:text-properties officeooo:rsid="004f9178"/>
    </style:style>
    <style:style style:name="T5" style:family="text">
      <style:text-properties officeooo:rsid="0052375c"/>
    </style:style>
    <style:style style:name="T6" style:family="text">
      <style:text-properties officeooo:rsid="0058885d"/>
    </style:style>
    <style:style style:name="T7" style:family="text">
      <style:text-properties officeooo:rsid="0059ef89"/>
    </style:style>
    <style:style style:name="T8" style:family="text">
      <style:text-properties officeooo:rsid="005bc9bb"/>
    </style:style>
    <style:style style:name="T9" style:family="text">
      <style:text-properties officeooo:rsid="00619f93"/>
    </style:style>
    <style:style style:name="T10" style:family="text">
      <style:text-properties officeooo:rsid="0066320a"/>
    </style:style>
    <style:style style:name="T11" style:family="text">
      <style:text-properties officeooo:rsid="005cc25b"/>
    </style:style>
    <style:style style:name="T12" style:family="text">
      <style:text-properties style:font-name-complex="GF Zemen Unicode"/>
    </style:style>
    <style:style style:name="T13" style:family="text">
      <style:text-properties officeooo:rsid="008299f3"/>
    </style:style>
    <style:style style:name="T14" style:family="text">
      <style:text-properties fo:font-size="6pt" officeooo:rsid="0081a155" style:font-size-asian="6pt" style:font-size-complex="6pt"/>
    </style:style>
    <style:style style:name="T15" style:family="text">
      <style:text-properties fo:font-size="6pt" officeooo:rsid="00833cc7" style:font-size-asian="6pt" style:font-size-complex="6pt"/>
    </style:style>
    <style:style style:name="T16" style:family="text">
      <style:text-properties officeooo:rsid="0081a155"/>
    </style:style>
    <style:style style:name="T17" style:family="text">
      <style:text-properties officeooo:rsid="00833cc7"/>
    </style:style>
    <style:style style:name="T18" style:family="text">
      <style:text-properties fo:font-size="5pt" officeooo:rsid="00833cc7" style:font-size-asian="5pt" style:font-size-complex="5pt"/>
    </style:style>
    <style:style style:name="T19" style:family="text">
      <style:text-properties fo:font-size="5pt" officeooo:rsid="00849b64" style:font-size-asian="5pt" style:font-size-complex="5pt"/>
    </style:style>
    <style:style style:name="T20" style:family="text">
      <style:text-properties officeooo:rsid="00849b64"/>
    </style:style>
    <style:style style:name="T21" style:family="text">
      <style:text-properties fo:font-variant="normal" fo:text-transform="none" fo:color="#000000" style:font-name="Times New Roman1" fo:font-size="8pt" fo:letter-spacing="normal" fo:font-style="normal" style:font-size-asian="8pt" style:font-name-complex="GF Zemen Unicode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Objects Loop</text:text-input></text:p>
      <text:p text:style-name="Standard"><text:text-input text:description="&lt;for each=&quot;r in o.run_ids&quot;&gt;">Start Run Loop</text:text-input></text:p>
      <text:p text:style-name="P3"><text:text-input text:description="&lt;for each=&quot;s in get_details_by_payslip(r.slip_ids)&quot;&gt;">Start Payslip Loop</text:text-input></text:p>
      <text:p text:style-name="P21"><text:span text:style-name="T21">Waraqaa Mindaa </text:span><text:text-input text:description="&lt;company.name&gt;">Company</text:text-input> <text:span text:style-name="T12">የደመወዝ ዝርዝር ወረቀት</text:span><text:span text:style-name="T1"> </text:span><text:span text:style-name="T1"><text:text-input text:description="&lt;add_count()&gt;">Count++</text:text-input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row>
          <table:table-cell table:style-name="Table2.A1" office:value-type="string">
            <text:p text:style-name="P13">ስም:</text:p>
          </table:table-cell>
          <table:table-cell table:style-name="Table2.B1" office:value-type="string">
            <text:p text:style-name="P32"><text:text-input text:description="&lt;s['name']&gt;">Name</text:text-input></text:p>
          </table:table-cell>
          <table:table-cell table:style-name="Table2.A1" office:value-type="string">
            <text:p text:style-name="P26"><text:span text:style-name="T16">Lakk/Add</text:span>መ/ቁ:</text:p>
          </table:table-cell>
          <table:table-cell table:style-name="Table2.B1" office:value-type="string">
            <text:p text:style-name="P11"><text:text-input text:description="&lt;s['id_no']&gt;">ID No.</text:text-input></text:p>
          </table:table-cell>
          <table:table-cell table:style-name="Table2.A1" office:value-type="string">
            <text:p text:style-name="P30"><text:span text:style-name="T15">Guyy /</text:span>ቀን:</text:p>
          </table:table-cell>
          <table:table-cell table:style-name="Table2.B1" office:value-type="string">
            <text:p text:style-name="P11"><text:text-input text:description="&lt;s['date_from']&gt;">From</text:text-input></text:p>
          </table:table-cell>
          <table:table-cell table:style-name="Table2.A1" office:value-type="string">
            <text:p text:style-name="P30"><text:span text:style-name="T15">Hanga</text:span>አስከ:</text:p>
          </table:table-cell>
          <table:table-cell table:style-name="Table2.B1" office:value-type="string">
            <text:p text:style-name="P11"><text:text-input text:description="&lt;s['date_to']&gt;">To</text:text-input></text:p>
          </table:table-cell>
          <table:table-cell table:style-name="Table2.A1" office:value-type="string">
            <text:p text:style-name="P27"><text:span text:style-name="T17">Qoda Hojji /</text:span>የሥራ ክፍል:</text:p>
          </table:table-cell>
          <table:table-cell table:style-name="Table2.B1" office:value-type="string">
            <text:p text:style-name="P11"><text:text-input text:description="&lt;s['dept']&gt;">Dep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2"><text:span text:style-name="T13">Mindaa/ Kaffalti</text:span></text:p>
            <text:p text:style-name="P22">ደመወዝ / ክፍያ:</text:p>
          </table:table-cell>
          <table:table-cell table:style-name="Table1.A1" office:value-type="string">
            <text:p text:style-name="P4"><text:text-input text:description="&lt;s['salary']&gt;">Salary</text:text-input> / <text:text-input text:description="&lt;s['workwage']&gt;">WorkPay</text:text-input></text:p>
          </table:table-cell>
          <table:table-cell table:style-name="Table1.A1" office:value-type="string">
            <text:p text:style-name="P23"><text:span text:style-name="T17">Gibra Galiirraa Citu</text:span></text:p>
            <text:p text:style-name="P23">ተቆራጭ የገቢ ገብር ፡</text:p>
          </table:table-cell>
          <table:table-cell table:style-name="Table1.A1" office:value-type="string">
            <text:p text:style-name="P4"><text:text-input text:description="&lt;s['fit']&gt;">FIT</text:text-input></text:p>
          </table:table-cell>
          <table:table-cell table:style-name="Table1.A1" office:value-type="string">
            <text:p text:style-name="P28"><text:span text:style-name="T17">Kaffalti Qulqullaa'e</text:span></text:p>
            <text:p text:style-name="P28">የተጣራ ክፍያ:</text:p>
          </table:table-cell>
          <table:table-cell table:style-name="Table1.A1" office:value-type="string">
            <text:p text:style-name="P19"><text:text-input text:description="&lt;s['net']&gt;">Net2</text:text-input></text:p>
          </table:table-cell>
        </table:table-row>
        <table:table-row>
          <table:table-cell table:style-name="Table1.A1" office:value-type="string">
            <text:p text:style-name="P15"><text:span text:style-name="T13">Daballi Yeroo / </text:span>ትርፍ ሰዓት፡</text:p>
            <text:p text:style-name="P16">ክፍያ የቀን/ለሊት/አረፍት/በዓል</text:p>
          </table:table-cell>
          <table:table-cell table:style-name="Table1.A1" office:value-type="string">
            <text:p text:style-name="P12"><text:span text:style-name="T3"><text:text-input text:description="&lt;s['otday_qty']&gt;">Hr</text:text-input></text:span><text:span text:style-name="T3"> <text:s/>/ <text:s/></text:span><text:span text:style-name="T3"><text:text-input text:description="&lt;s['otnight_qty']&gt;">Hr </text:text-input></text:span><text:span text:style-name="T3"> / <text:s/></text:span><text:span text:style-name="T3"><text:text-input text:description="&lt;s['otrest_qty']&gt;">Hr</text:text-input></text:span><text:span text:style-name="T3"> <text:s/>/ <text:s/></text:span><text:span text:style-name="T3"><text:text-input text:description="&lt;s['otholiday_qty']&gt;">Hr</text:text-input></text:span></text:p>
            <text:p text:style-name="P12"><text:text-input text:description="&lt;s['otday']&gt;">OT</text:text-input> / <text:text-input text:description="&lt;s['otnight']&gt;">OT</text:text-input> / <text:text-input text:description="&lt;s['otrest']&gt;">OT</text:text-input> / <text:text-input text:description="&lt;s['otholiday']&gt;">OT</text:text-input></text:p>
          </table:table-cell>
          <table:table-cell table:style-name="Table1.A1" office:value-type="string">
            <text:p text:style-name="P23"><text:span text:style-name="T17">Soorama / Providanti</text:span></text:p>
            <text:p text:style-name="P23"><text:span text:style-name="T17">ተቆራጭ የጡረታ / ፕሮቪደንት</text:span>:</text:p>
          </table:table-cell>
          <table:table-cell table:style-name="Table1.A1" office:value-type="string">
            <text:p text:style-name="P7"><text:span text:style-name="T6"><text:text-input text:description="&lt;s['ee_pension']&gt;">EEP</text:text-input></text:span><text:span text:style-name="T6"> / </text:span><text:span text:style-name="T6"><text:text-input text:description="&lt;s['ee_provfee']&gt;">EEProv</text:text-input></text:span></text:p>
          </table:table-cell>
          <table:table-cell table:style-name="Table1.E2" office:value-type="string">
            <text:p text:style-name="P24"><text:span text:style-name="T19">Murama Soorama Waajirarraa</text:span></text:p>
            <text:p text:style-name="P24"><text:span text:style-name="T8">የድርጅቱ ድርሻ የጡረታ / ፕሮቪደንት</text:span>:</text:p>
          </table:table-cell>
          <table:table-cell table:style-name="Table1.E2" office:value-type="string">
            <text:p text:style-name="P10"><text:span text:style-name="T7"><text:text-input text:description="&lt;s['er_penfer']&gt;">ER penf</text:text-input></text:span><text:span text:style-name="T7"> / </text:span><text:span text:style-name="T7"><text:text-input text:description="&lt;s['er_provfer']&gt;">ER provf</text:text-input></text:span></text:p>
          </table:table-cell>
        </table:table-row>
        <table:table-row>
          <table:table-cell table:style-name="Table1.A1" office:value-type="string">
            <text:p text:style-name="P29">Durgoo Manaa/Gamojji/Sadarkaa/Kanbiraa</text:p>
            <text:p text:style-name="P14"><text:span text:style-name="T5">አበል የቤት/ በረሃ/ ደረጃ/ ሌላ.</text:span>:</text:p>
          </table:table-cell>
          <table:table-cell table:style-name="Table1.A1" office:value-type="string">
            <text:p text:style-name="P8"><text:text-input text:description="&lt;s['hous']&gt;">Hou</text:text-input> / <text:text-input text:description="&lt;s['hard']&gt;">Har</text:text-input> / <text:text-input text:description="&lt;s['pos']&gt;">Pos</text:text-input> / <text:text-input text:description="&lt;s['allowances']&gt;">Allows</text:text-input></text:p>
          </table:table-cell>
          <table:table-cell table:style-name="Table1.A1" office:value-type="string">
            <text:p text:style-name="P23"><text:span text:style-name="T18">Murama Liqaa / Mana murtii</text:span></text:p>
            <text:p text:style-name="P23"><text:span text:style-name="T10">ተቆራጭ የብድር/ ፍርድ ቤት</text:span>:</text:p>
          </table:table-cell>
          <table:table-cell table:style-name="Table1.A1" office:value-type="string">
            <text:p text:style-name="P8"><text:text-input text:description="&lt;s['penalty']&gt;">Penalty</text:text-input> / <text:span text:style-name="T11"><text:text-input text:description="&lt;s['garnish']&gt;">Garnish</text:text-input></text:span></text:p>
          </table:table-cell>
          <table:table-cell table:style-name="Table1.E3" office:value-type="string">
            <text:p text:style-name="P25"><text:span text:style-name="T20">Guyyaa Hojii</text:span></text:p>
            <text:p text:style-name="P25">የሥራ ቀናት:</text:p>
          </table:table-cell>
          <table:table-cell table:style-name="Table1.F3" office:value-type="string">
            <text:p text:style-name="P6"><text:text-input text:description="&lt;s['WORK100']&gt;">WORK</text:text-input></text:p>
          </table:table-cell>
        </table:table-row>
        <table:table-row>
          <table:table-cell table:style-name="Table1.A1" office:value-type="string">
            <text:p text:style-name="P29">Durgoo Gejibaa/Haafte hintaane/Durgoo</text:p>
            <text:p text:style-name="P14"><text:span text:style-name="T10">አበል የመጓጓዣ/ያለመቅረት/ ጉርሻ</text:span>:</text:p>
          </table:table-cell>
          <table:table-cell table:style-name="Table1.A1" office:value-type="string">
            <text:p text:style-name="P8"><text:span text:style-name="T9"><text:text-input text:description="&lt;s['transportation']&gt;">Trans</text:text-input></text:span><text:span text:style-name="T9"> / </text:span><text:span text:style-name="T9"><text:text-input text:description="&lt;s['pres']&gt;">PRES</text:text-input></text:span><text:span text:style-name="T9"> </text:span>/ <text:text-input text:description="&lt;s['perf']&gt;">PERF</text:text-input></text:p>
          </table:table-cell>
          <table:table-cell table:style-name="Table1.A1" office:value-type="string">
            <text:p text:style-name="P23"><text:span text:style-name="T19">Murama W/Hojjatotaaf / Kanbiraa</text:span></text:p>
            <text:p text:style-name="P23"><text:span text:style-name="T4"><text:s/>ተቆራጭ የሠ/ማህበር / ሌላ</text:span>:</text:p>
          </table:table-cell>
          <table:table-cell table:style-name="Table1.A1" office:value-type="string">
            <text:p text:style-name="P9"><text:text-input text:description="&lt;s['lu']&gt;">LU</text:text-input> / <text:text-input text:description="&lt;s['deductions']&gt;">Deductions</text:text-input></text:p>
          </table:table-cell>
          <table:table-cell table:style-name="Table1.E4" office:value-type="string">
            <text:p text:style-name="P25"><text:span text:style-name="T20">Guyyota Boqonnaa</text:span></text:p>
            <text:p text:style-name="P25">የእረፍት ቀናት:</text:p>
          </table:table-cell>
          <table:table-cell table:style-name="Table1.F4" office:value-type="string">
            <text:p text:style-name="P6"><text:text-input text:description="&lt;s['LEAVES']&gt;">LEAVES</text:text-input></text:p>
          </table:table-cell>
        </table:table-row>
        <table:table-row>
          <table:table-cell table:style-name="Table1.A1" office:value-type="string">
            <text:p text:style-name="P22"><text:span text:style-name="T2">Murama(Waligalaa) አጠቃላይ (የሚቀረጥ)</text:span>:</text:p>
          </table:table-cell>
          <table:table-cell table:style-name="Table1.A1" office:value-type="string">
            <text:p text:style-name="P5"><text:text-input text:description="&lt;s['gross']&gt;">Gros</text:text-input> <text:span text:style-name="T2">(</text:span><text:span text:style-name="T2"><text:text-input text:description="&lt;s['taxable_gross']&gt;">Taxable Gross</text:text-input></text:span><text:span text:style-name="T2">)</text:span></text:p>
          </table:table-cell>
          <table:table-cell table:style-name="Table1.A1" office:value-type="string">
            <text:p text:style-name="P23"><text:span text:style-name="T18">Murama </text:span>አጠቃላይ ተቆራጭ:</text:p>
          </table:table-cell>
          <table:table-cell table:style-name="Table1.A1" office:value-type="string">
            <text:p text:style-name="P4"><text:text-input text:description="&lt;s['deductions_total']&gt;">Total Ded</text:text-input></text:p>
          </table:table-cell>
          <table:table-cell table:style-name="Table1.E5" office:value-type="string">
            <text:p text:style-name="P25"><text:span text:style-name="T19">Haftee Eyyama malee </text:span>ያለፈቃድ የቀሩበት:</text:p>
          </table:table-cell>
          <table:table-cell table:style-name="Table1.F5" office:value-type="string">
            <text:p text:style-name="P4"><text:text-input text:description="&lt;s['AWOL']&gt;">AWOL</text:text-input> <text:span text:style-name="T12">ቀናት</text:span></text:p>
          </table:table-cell>
        </table:table-row>
      </table:table>
      <text:p text:style-name="P2"><text:text-input text:description="&lt;if test=&quot;get_dept_count() % 7 != 0&quot;&gt;">IF Page Not Full</text:text-input></text:p>
      <text:p text:style-name="P20">- - - - - - - - - - - - - - - - - - - - - - - - - - - - - - - - - - - - - - - - - - - - - - - - - - - - - - - - - - - - - - - - - - - -</text:p>
      <text:p text:style-name="P2"><text:text-input text:description="&lt;/if&gt;">End If</text:text-input></text:p>
      <text:p text:style-name="P2"><text:text-input text:description="&lt;if test=&quot;get_dept_count() % 7 == 0&quot;&gt;">IF Page Full</text:text-input></text:p>
      <text:p text:style-name="P1"/>
      <text:p text:style-name="P18"><text:s/></text:p>
      <text:p text:style-name="P1"><text:text-input text:description="&lt;/if&gt;">End IF</text:text-input></text:p>
      <text:p text:style-name="Standard"><text:text-input text:description="&lt;/for&gt;">End Payslip Loop</text:text-input></text:p>
      <text:p text:style-name="Standard"/>
      <text:p text:style-name="P17"><text:text-input text:description="&lt;reset_dept_count()&gt;">Reset</text:text-input></text:p>
      <text:p text:style-name="Standard"><text:text-input text:description="&lt;/for&gt;">End Run Loop</text:text-input></text:p>
      <text:p text:style-name="Standard"><text:text-input text:description="&lt;/for&gt;">End Objects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, serif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902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02T18:09:53</meta:creation-date>
    <dc:date>2018-05-16T15:21:04.634246318</dc:date>
    <meta:editing-duration>PT4H18M24S</meta:editing-duration>
    <meta:editing-cycles>113</meta:editing-cycles>
    <meta:generator>LibreOffice/4.3.7.2$Linux_X86_64 LibreOffice_project/430m0$Build-2</meta:generator>
    <meta:document-statistic meta:table-count="2" meta:image-count="0" meta:object-count="0" meta:page-count="3" meta:paragraph-count="67" meta:word-count="365" meta:character-count="1276" meta:non-whitespace-character-count="1073"/>
  </office:meta>
</office:document-meta>
</file>